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00000010A000000B4A2F899A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398cm" svg:height="6.349cm" svg:x="5.826cm" svg:y="10.652cm">
          <draw:image xlink:href="Pictures/100002000000010A000000B4A2F899A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1-20T19:57:04</dc:date>
    <dc:creator>moj zar</dc:creator>
    <meta:generator>OpenOffice/4.1.5$Unix OpenOffice.org_project/415m1$Build-9789</meta:generator>
    <meta:document-statistic meta:object-count="1"/>
  </office:meta>
</office:document-meta>
</file>